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co1" style:family="table-column">
      <style:table-column-properties style:column-width="12.108cm" style:use-optimal-column-width="false"/>
    </style:style>
    <style:style style:name="ro1" style:family="table-row">
      <style:table-row-properties style:row-height="1.427cm"/>
    </style:style>
    <style:style style:name="ro2" style:family="table-row">
      <style:table-row-properties style:row-height="1.456cm"/>
    </style:style>
    <style:style style:name="ro3" style:family="table-row">
      <style:table-row-properties style:row-height="4.49cm"/>
    </style:style>
    <style:style style:name="ro4" style:family="table-row">
      <style:table-row-properties style:row-height="2.824cm"/>
    </style:style>
    <style:style style:name="ce1" style:family="table-cell">
      <style:graphic-properties draw:fill="solid" draw:fill-color="#eeeeee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20pt" style:font-size-asian="20pt" style:font-size-complex="20pt"/>
    </style:style>
    <style:style style:name="ce3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107cm" svg:height="11.452cm" svg:x="5.255cm" svg:y="1.6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icTacToe</text:p>
              </table:table-cell>
            </table:table-row>
            <table:table-row table:style-name="ro2">
              <table:table-cell table:style-name="ce2">
                <text:p><text:span text:style-name="T1">-cell:new</text:span></text:p>
                <text:p><text:span text:style-name="T1">-lblStatus:new</text:span></text:p>
                <text:p><text:span text:style-name="T1">-whoseTurn:char</text:span></text:p>
                <text:p><text:span text:style-name="T1">-token:char</text:span></text:p>
              </table:table-cell>
            </table:table-row>
            <table:table-row table:style-name="ro3">
              <table:table-cell table:style-name="ce2">
                <text:p><text:span text:style-name="T1">+start(Stage primaryStage):void</text:span></text:p>
                <text:p><text:span text:style-name="T1">+isFull():boolean</text:span></text:p>
                <text:p><text:span text:style-name="T1">+isWon(char token):boolean</text:span></text:p>
                <text:p><text:span text:style-name="T1">+Cell()</text:span></text:p>
                <text:p><text:span text:style-name="T1">+getToken()</text:span></text:p>
                <text:p><text:span text:style-name="T1">+setToken(char c):char</text:span></text:p>
                <text:p><text:span text:style-name="T1">+handleMouseClick():void</text:span></text:p>
                <text:p><text:span text:style-name="T1">+main(args:String):vo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107cm" svg:height="5.991cm" svg:x="5.141cm" svg:y="14.5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Queue</text:p>
              </table:table-cell>
            </table:table-row>
            <table:table-row table:style-name="ro2">
              <table:table-cell table:style-name="ce3">
                <text:p>-list:new</text:p>
              </table:table-cell>
            </table:table-row>
            <table:table-row table:style-name="ro4">
              <table:table-cell table:style-name="ce3">
                <text:p>+enqueue(E e):void</text:p>
                <text:p>+dequeue()</text:p>
                <text:p>+getSize():int</text:p>
                <text:p>+toString():String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2" draw:style-name="dp1" draw:master-page-name="Default">
        <draw:frame draw:style-name="standard" draw:layer="layout" svg:width="12.107cm" svg:height="8.313cm" svg:x="5.255cm" svg:y="1.6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BinarySearchTree</text:p>
              </table:table-cell>
            </table:table-row>
            <table:table-row table:style-name="ro2">
              <table:table-cell table:style-name="ce2">
                <text:p>-data:int</text:p>
                <text:p>-left:Node</text:p>
                <text:p>-right:Node</text:p>
              </table:table-cell>
            </table:table-row>
            <table:table-row table:style-name="ro3">
              <table:table-cell table:style-name="ce2">
                <text:p>+root:Node</text:p>
                <text:p>+BinarySearchTree()</text:p>
                <text:p>+insert(int id):void</text:p>
                <text:p>+inOrder(Node root):void</text:p>
                <text:p>+main(args:String):void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vek Vashishat</meta:initial-creator>
    <meta:creation-date>2022-11-12T12:39:36.47</meta:creation-date>
    <dc:date>2022-11-28T16:33:33.64</dc:date>
    <dc:creator>Vivek Vashishat</dc:creator>
    <meta:editing-duration>PT22M15S</meta:editing-duration>
    <meta:editing-cycles>3</meta:editing-cycles>
    <meta:generator>OpenOffice/4.1.11$Win32 OpenOffice.org_project/4111m1$Build-9808</meta:generator>
    <meta:document-statistic meta:object-count="3"/>
  </office:meta>
</office:document-meta>
</file>